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24-02-2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23-01-31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22-01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21-01-2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20-01-1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9-01-1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8-01-3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7-01-3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6-01-2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5-01-2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4-01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3-01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2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1-02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10-01-2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200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21060214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